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111111" draw:marker-start-width="0.5cm" draw:marker-end-width="0.5cm" draw:fill="none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cm" svg:stroke-color="#111111" draw:marker-start-width="0.5cm" draw:marker-end-width="0.5cm" draw:fill="none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4cm" svg:x="22.4cm" svg:y="8.4cm">
          <text:p text:style-name="P1">Product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12.8cm" svg:y="10cm">
          <draw:text-box>
            <text:p>Order</text:p>
          </draw:text-box>
        </draw:frame>
        <draw:custom-shape draw:style-name="gr3" draw:text-style-name="P1" draw:layer="layout" svg:width="4.5cm" svg:height="4cm" svg:x="12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5cm" svg:y1="10.4cm" svg:x2="22.4cm" svg:y2="10.4cm">
          <text:p/>
        </draw:line>
        <draw:line draw:style-name="gr4" draw:text-style-name="P1" draw:layer="layout" svg:x1="21.5cm" svg:y1="10.4cm" svg:x2="22.4cm" svg:y2="9.8cm">
          <text:p/>
        </draw:line>
        <draw:line draw:style-name="gr4" draw:text-style-name="P1" draw:layer="layout" svg:x1="21.6cm" svg:y1="10.4cm" svg:x2="22.4cm" svg:y2="10.9cm">
          <text:p/>
        </draw:line>
        <draw:custom-shape draw:style-name="gr1" draw:text-style-name="P1" draw:layer="layout" svg:width="4.5cm" svg:height="4cm" svg:x="2.8cm" svg:y="8.6cm">
          <text:p text:style-name="P1">Custom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cm" svg:y1="10.4cm" svg:x2="7.3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9:19:50.566000000</meta:creation-date>
    <dc:date>2014-10-24T23:28:35.598000000</dc:date>
    <meta:editing-duration>PT4M25S</meta:editing-duration>
    <meta:editing-cycles>6</meta:editing-cycles>
    <meta:generator>LibreOffice/4.2.6.3$Windows_x86 LibreOffice_project/3fd416d4c6db7d3204c17ce57a1d70f6e531ee21</meta:generator>
    <meta:document-statistic meta:object-count="8"/>
  </office:meta>
</office:document-meta>
</file>